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paragraph-properties fo:text-align="center" style:justify-single-word="false"/>
      <style:text-properties fo:font-size="12pt" fo:font-weight="bold" officeooo:rsid="001126d7" style:font-size-asian="12pt" style:font-weight-asian="bold" style:font-size-complex="12pt" style:font-weight-complex="bold"/>
    </style:style>
    <style:style style:name="P26" style:family="paragraph" style:parent-style-name="Text_20_body">
      <style:paragraph-properties fo:text-align="center" style:justify-single-word="false"/>
      <style:text-properties fo:font-size="12pt" fo:font-weight="bold" officeooo:rsid="001126d7" officeooo:paragraph-rsid="0015841b" style:font-size-asian="12pt" style:font-weight-asian="bold" style:font-size-complex="12pt" style:font-weight-complex="bold"/>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officeooo:rsid="0015841b" style:font-size-asian="14pt" style:font-style-asian="italic" style:font-size-complex="14pt" style:font-style-complex="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Strong_20_Emphasis"><text:span text:style-name="T3">Puzzle generation prompt</text:span></text:span></text:p>
      <text:p text:style-name="P25"><text:span text:style-name="Strong_20_Emphasis"><text:span text:style-name="T1">You are tasked with designing a highly complex and abstract puzzle for a general audience. The puzzle should not require specialized knowledge but instead be built around layers of indirect clues, abstract thinking, and pattern recognition. The solution should emerge through a process of deduction, intuition, and careful observation of seemingly unrelated elements. The challenge should feel mysterious and compelling, encouraging the user to think deeply and holistically about how various elements interact and relate.</text:span></text:span></text:p>
      <text:p text:style-name="Horizontal_20_Line"/>
      <text:h text:style-name="Heading_20_3" text:outline-level="3"><text:span text:style-name="Strong_20_Emphasis">Requirements for the Puzzle Design:</text:span></text:h>
      <text:p text:style-name="Text_20_body"><text:span text:style-name="Strong_20_Emphasis">1. Thematic Narrative:</text:span></text:p>
      <text:list text:style-name="L13">
        <text:list-item>
          <text:p text:style-name="P28">The puzzle should be embedded within a <text:span text:style-name="Strong_20_Emphasis">unique, compelling, and mysterious narrative</text:span>, where each element of the puzzle is <text:span text:style-name="Strong_20_Emphasis">woven into the environment and story</text:span>. The user should not know immediately what is essential and what is peripheral.</text:p>
        </text:list-item>
        <text:list-item>
          <text:p text:style-name="P28">The narrative should contain <text:span text:style-name="Strong_20_Emphasis">layers of contradiction</text:span>, where things appear one way but hint at something else. There should be <text:span text:style-name="Strong_20_Emphasis">hidden connections</text:span> that become apparent only after a period of exploration.</text:p>
        </text:list-item>
        <text:list-item>
          <text:p text:style-name="P27">The user should be prompted to <text:span text:style-name="Strong_20_Emphasis">question their assumptions</text:span> about how the world works within the puzzle. The clues must be subtle, and the user must piece them together through <text:span text:style-name="Strong_20_Emphasis">indirect, intuitive reasoning</text:span>.</text:p>
        </text:list-item>
      </text:list>
      <text:p text:style-name="Text_20_body"><text:span text:style-name="Strong_20_Emphasis">2. Elements of the Puzzle:</text:span></text:p>
      <text:list text:style-name="L14">
        <text:list-item>
          <text:p text:style-name="P30"><text:span text:style-name="Strong_20_Emphasis">Abstract representations</text:span> should be used for different components. These can include things like geometric shapes, sounds, color shifts, physical phenomena, or atmospheric changes that are only perceivable under specific conditions.</text:p>
        </text:list-item>
        <text:list-item>
          <text:p text:style-name="P30"><text:span text:style-name="Strong_20_Emphasis">Patterns should emerge slowly</text:span>, requiring the user to observe subtle interactions and changes over time. The patterns might appear to repeat or cycle, but the user must identify the <text:span text:style-name="Strong_20_Emphasis">underlying progression or shift</text:span> in these cycles.</text:p>
        </text:list-item>
        <text:list-item>
          <text:p text:style-name="P30">Elements of the puzzle should interact with each other in <text:span text:style-name="Strong_20_Emphasis">non-obvious ways</text:span>. The user should need to experiment with combinations, timings, or sequences of actions to create new effects or reveal further steps.</text:p>
        </text:list-item>
        <text:list-item>
          <text:p text:style-name="P29">Every component of the puzzle should be <text:span text:style-name="Strong_20_Emphasis">linked to an abstract concept or principle</text:span> that the user must intuitively grasp. These principles should be revealed through <text:span text:style-name="Strong_20_Emphasis">contextual clues in the story</text:span>, not through direct explanations.</text:p>
        </text:list-item>
      </text:list>
      <text:p text:style-name="Text_20_body"><text:span text:style-name="Strong_20_Emphasis">3. Clues and Information Delivery:</text:span></text:p>
      <text:list text:style-name="L15">
        <text:list-item>
          <text:p text:style-name="P32">There should be <text:span text:style-name="Strong_20_Emphasis">no direct clues</text:span> given to the user. Instead, the puzzle should guide the user through <text:span text:style-name="Strong_20_Emphasis">experiential learning</text:span>. This means the user discovers solutions by experimenting and experiencing the consequences of their actions.</text:p>
        </text:list-item>
        <text:list-item>
          <text:p text:style-name="P32"><text:soft-page-break/><text:span text:style-name="Strong_20_Emphasis">Indirect clues</text:span> should be embedded into the story's dialogue, environment, and changes in the atmosphere. These clues might involve things like <text:span text:style-name="Strong_20_Emphasis">sensory cues</text:span> (e.g., changes in sound, temperature, light) or <text:span text:style-name="Strong_20_Emphasis">visual distortions</text:span> (e.g., shadows, reflections, color shifts) that shift over time.</text:p>
        </text:list-item>
        <text:list-item>
          <text:p text:style-name="P31">The clues should require <text:span text:style-name="Strong_20_Emphasis">pattern recognition</text:span>, forcing the user to connect seemingly random elements. As the puzzle progresses, the user must recognize that certain actions lead to cascading changes—such as a pattern in the behavior of objects, a shift in sounds, or new visual effects that build upon the previous ones.</text:p>
        </text:list-item>
      </text:list>
      <text:p text:style-name="Text_20_body"><text:span text:style-name="Strong_20_Emphasis">4. Absence of Obvious Instructions:</text:span></text:p>
      <text:list text:style-name="L16">
        <text:list-item>
          <text:p text:style-name="P34">There should be <text:span text:style-name="Strong_20_Emphasis">no tutorial or guide</text:span> in the puzzle. The user must figure out the rules themselves based on their observations and interactions with the environment.</text:p>
        </text:list-item>
        <text:list-item>
          <text:p text:style-name="P34">The environment should offer <text:span text:style-name="Strong_20_Emphasis">gradual feedback</text:span>: the consequences of the user’s actions should be incrementally noticeable, giving them an evolving sense of progress but also leading them to constantly reevaluate their approach.</text:p>
        </text:list-item>
        <text:list-item>
          <text:p text:style-name="P33">Every piece of the puzzle should be <text:span text:style-name="Strong_20_Emphasis">ambiguous enough</text:span> that the user cannot immediately discern how to interact with it. Instead, they must learn through <text:span text:style-name="Strong_20_Emphasis">trial and error</text:span> and <text:span text:style-name="Strong_20_Emphasis">intuition</text:span>, using abstract reasoning and observational skills to solve it.</text:p>
        </text:list-item>
      </text:list>
      <text:p text:style-name="Text_20_body"><text:span text:style-name="Strong_20_Emphasis">5. Timing and Synchronization:</text:span></text:p>
      <text:list text:style-name="L17">
        <text:list-item>
          <text:p text:style-name="P36">Multiple components should need to be <text:span text:style-name="Strong_20_Emphasis">synchronized or activated in sequence</text:span>. This could include timed actions, alignment of components, or repetition of cycles that require careful planning.</text:p>
        </text:list-item>
        <text:list-item>
          <text:p text:style-name="P36">Timing and synchronization should depend on <text:span text:style-name="Strong_20_Emphasis">indirect patterns</text:span> that only reveal themselves after the user has observed a sufficient number of clues.</text:p>
        </text:list-item>
        <text:list-item>
          <text:p text:style-name="P35">If the user interacts incorrectly or too slowly, elements of the puzzle might <text:span text:style-name="Strong_20_Emphasis">reset</text:span> or change in ways that seem irrelevant at first but later prove to be important.</text:p>
        </text:list-item>
      </text:list>
      <text:p text:style-name="Text_20_body"><text:span text:style-name="Strong_20_Emphasis">6. Complexity and Difficulty Level:</text:span></text:p>
      <text:list text:style-name="L18">
        <text:list-item>
          <text:p text:style-name="P38">The puzzle should be <text:span text:style-name="Strong_20_Emphasis">difficult for the average person</text:span>. There should be no clear instructions or roadmap, and it should demand a significant amount of <text:span text:style-name="Strong_20_Emphasis">mental flexibility</text:span>.</text:p>
        </text:list-item>
        <text:list-item>
          <text:p text:style-name="P38"><text:span text:style-name="Strong_20_Emphasis">Abstract thinking and pattern recognition</text:span> should be critical components of the puzzle's solution. The user should need to think beyond simple logic and draw connections between unrelated or abstract concepts.</text:p>
        </text:list-item>
        <text:list-item>
          <text:p text:style-name="P37">The difficulty should <text:span text:style-name="Strong_20_Emphasis">gradually increase</text:span> as the user progresses, with the final solution requiring them to apply all their previous discoveries in a sophisticated way. The difficulty should come from the need to interpret <text:span text:style-name="Strong_20_Emphasis">indirect signals</text:span>, connect <text:span text:style-name="Strong_20_Emphasis">abstract clues</text:span>, and solve problems in layers.</text:p>
        </text:list-item>
      </text:list>
      <text:p text:style-name="Text_20_body"><text:span text:style-name="Strong_20_Emphasis">7. Hidden Interactions:</text:span></text:p>
      <text:list text:style-name="L19">
        <text:list-item>
          <text:p text:style-name="P40">Some clues should be <text:span text:style-name="Strong_20_Emphasis">hidden within interactions</text:span> between objects or changes in the environment that are subtle or easily missed. These interactions should feel mysterious at first but will eventually reveal their purpose if the user is attentive enough.</text:p>
        </text:list-item>
        <text:list-item>
          <text:p text:style-name="P39"><text:soft-page-break/>The puzzle might also include elements that appear to be <text:span text:style-name="Strong_20_Emphasis">irrelevant or unrelated</text:span>, but through careful observation, the user will understand that they are vital to the puzzle’s resolution.</text:p>
        </text:list-item>
      </text:list>
      <text:p text:style-name="P25"><text:span text:style-name="Strong_20_Emphasis"><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22:10:56.929000000</meta:creation-date>
    <dc:date>2025-01-09T03:49:23.245000000</dc:date>
    <meta:editing-duration>PT2H29M37S</meta:editing-duration>
    <meta:editing-cycles>5</meta:editing-cycles>
    <meta:generator>LibreOffice/7.6.4.1$Windows_X86_64 LibreOffice_project/e19e193f88cd6c0525a17fb7a176ed8e6a3e2aa1</meta:generator>
    <meta:document-statistic meta:table-count="0" meta:image-count="0" meta:object-count="0" meta:page-count="3" meta:paragraph-count="31" meta:word-count="843" meta:character-count="5430" meta:non-whitespace-character-count="4640"/>
  </office:meta>
</office:document-meta>
</file>